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Default"/>
        <table:table-column table:style-name="co5" table:number-columns-repeated="3" table:default-cell-style-name="ce2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9" table:default-cell-style-name="Default"/>
        <table:table-row table:style-name="ro2">
          <table:table-cell table:style-name="ce1" office:value-type="string">
            <text:p>Operation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uncCode</text:p>
          </table:table-cell>
          <table:table-cell table:style-name="ce2"/>
          <table:table-cell table:style-name="ce1" office:value-type="string">
            <text:p>Register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Short</text:p>
          </table:table-cell>
          <table:table-cell table:style-name="ce2"/>
          <table:table-cell table:style-name="ce3" office:value-type="string" table:number-columns-spanned="4" table:number-rows-spanned="1">
            <text:p>R-Type</text:p>
          </table:table-cell>
          <table:covered-table-cell table:number-columns-repeated="3" table:style-name="ce2"/>
          <table:table-cell table:style-name="ce2"/>
          <table:table-cell table:style-name="ce8" office:value-type="string" table:number-columns-spanned="4" table:number-rows-spanned="1">
            <text:p>Status Register</text:p>
          </table:table-cell>
          <table:covered-table-cell table:number-columns-repeated="3" table:style-name="ce2"/>
          <table:table-cell table:style-name="ce2" table:number-columns-repeated="1006"/>
        </table:table-row>
        <table:table-row table:style-name="ro2">
          <table:table-cell office:value-type="string">
            <text:p>ADC_IN</text:p>
          </table:table-cell>
          <table:table-cell office:value-type="string">
            <text:p>0b0000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0</text:p>
          </table:table-cell>
          <table:table-cell office:value-type="string">
            <text:p>0b00001</text:p>
          </table:table-cell>
          <table:table-cell office:value-type="string">
            <text:p>r0</text:p>
          </table:table-cell>
          <table:table-cell/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/>
          <table:table-cell table:style-name="ce9" office:value-type="string">
            <text:p>C</text:p>
          </table:table-cell>
          <table:table-cell table:style-name="ce9" office:value-type="string">
            <text:p>Z</text:p>
          </table:table-cell>
          <table:table-cell table:style-name="ce9" office:value-type="string">
            <text:p>N</text:p>
          </table:table-cell>
          <table:table-cell table:style-name="ce9" office:value-type="string">
            <text:p>V</text:p>
          </table:table-cell>
          <table:table-cell table:number-columns-repeated="1006"/>
        </table:table-row>
        <table:table-row table:style-name="ro1">
          <table:table-cell office:value-type="string">
            <text:p>MUL</text:p>
          </table:table-cell>
          <table:table-cell office:value-type="string">
            <text:p>0b000010</text:p>
          </table:table-cell>
          <table:table-cell office:value-type="string">
            <text:p>R</text:p>
          </table:table-cell>
          <table:table-cell office:value-type="string">
            <text:p>samt</text:p>
          </table:table-cell>
          <table:table-cell/>
          <table:table-cell office:value-type="string">
            <text:p>Reg1</text:p>
          </table:table-cell>
          <table:table-cell office:value-type="string">
            <text:p>0b00010</text:p>
          </table:table-cell>
          <table:table-cell office:value-type="string">
            <text:p>r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funct</text:p>
          </table:table-cell>
          <table:table-cell table:number-columns-repeated="1011"/>
        </table:table-row>
        <table:table-row table:style-name="ro1">
          <table:table-cell office:value-type="string">
            <text:p>SIN</text:p>
          </table:table-cell>
          <table:table-cell office:value-type="string">
            <text:p>0b0000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2</text:p>
          </table:table-cell>
          <table:table-cell office:value-type="string">
            <text:p>0b00011</text:p>
          </table:table-cell>
          <table:table-cell office:value-type="string">
            <text:p>r2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office:value-type="string">
            <text:p>MOV</text:p>
          </table:table-cell>
          <table:table-cell office:value-type="string">
            <text:p>0b0001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3</text:p>
          </table:table-cell>
          <table:table-cell office:value-type="string">
            <text:p>0b00100</text:p>
          </table:table-cell>
          <table:table-cell office:value-type="string">
            <text:p>r3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office:value-type="string">
            <text:p>ADD</text:p>
          </table:table-cell>
          <table:table-cell office:value-type="string">
            <text:p>0b0001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4</text:p>
          </table:table-cell>
          <table:table-cell office:value-type="string">
            <text:p>0b00101</text:p>
          </table:table-cell>
          <table:table-cell office:value-type="string">
            <text:p>r4</text:p>
          </table:table-cell>
          <table:table-cell/>
          <table:table-cell table:style-name="ce6" office:value-type="string" table:number-columns-spanned="4" table:number-rows-spanned="1">
            <text:p>I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office:value-type="string">
            <text:p>SUB</text:p>
          </table:table-cell>
          <table:table-cell office:value-type="string">
            <text:p>0b0001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5</text:p>
          </table:table-cell>
          <table:table-cell office:value-type="string">
            <text:p>0b00110</text:p>
          </table:table-cell>
          <table:table-cell office:value-type="string">
            <text:p>r5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1" table:number-columns-spanned="2" table:number-rows-spanned="1">
            <text:p>11</text:p>
          </table:table-cell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INC</text:p>
          </table:table-cell>
          <table:table-cell office:value-type="string">
            <text:p>0b000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6</text:p>
          </table:table-cell>
          <table:table-cell office:value-type="string">
            <text:p>0b00111</text:p>
          </table:table-cell>
          <table:table-cell office:value-type="string">
            <text:p>r6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 table:number-columns-spanned="2" table:number-rows-spanned="1">
            <text:p>immediate</text:p>
          </table:table-cell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CP</text:p>
          </table:table-cell>
          <table:table-cell office:value-type="string">
            <text:p>0b0010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7</text:p>
          </table:table-cell>
          <table:table-cell office:value-type="string">
            <text:p>0b01000</text:p>
          </table:table-cell>
          <table:table-cell office:value-type="string">
            <text:p>r7</text:p>
          </table:table-cell>
          <table:table-cell table:number-columns-repeated="1016"/>
        </table:table-row>
        <table:table-row table:style-name="ro1">
          <table:table-cell office:value-type="string">
            <text:p>DAC_OUT</text:p>
          </table:table-cell>
          <table:table-cell office:value-type="string">
            <text:p>0b0010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8</text:p>
          </table:table-cell>
          <table:table-cell office:value-type="string">
            <text:p>0b01001</text:p>
          </table:table-cell>
          <table:table-cell office:value-type="string">
            <text:p>r8</text:p>
          </table:table-cell>
          <table:table-cell table:number-columns-repeated="1016"/>
        </table:table-row>
        <table:table-row table:style-name="ro1">
          <table:table-cell office:value-type="string">
            <text:p>AND</text:p>
          </table:table-cell>
          <table:table-cell office:value-type="string">
            <text:p>0b0010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9</text:p>
          </table:table-cell>
          <table:table-cell office:value-type="string">
            <text:p>0b01010</text:p>
          </table:table-cell>
          <table:table-cell office:value-type="string">
            <text:p>r9</text:p>
          </table:table-cell>
          <table:table-cell/>
          <table:table-cell table:style-name="ce6" office:value-type="string" table:number-columns-spanned="4" table:number-rows-spanned="1">
            <text:p>J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office:value-type="string">
            <text:p>OR</text:p>
          </table:table-cell>
          <table:table-cell office:value-type="string">
            <text:p>0b0010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0</text:p>
          </table:table-cell>
          <table:table-cell office:value-type="string">
            <text:p>0b01011</text:p>
          </table:table-cell>
          <table:table-cell office:value-type="string">
            <text:p>r10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6" table:number-columns-spanned="3" table:number-rows-spanned="1">
            <text:p>16</text:p>
          </table:table-cell>
          <table:covered-table-cell table:number-columns-repeated="2" table:style-name="ce7"/>
          <table:table-cell table:number-columns-repeated="1011"/>
        </table:table-row>
        <table:table-row table:style-name="ro1">
          <table:table-cell office:value-type="string">
            <text:p>XOR</text:p>
          </table:table-cell>
          <table:table-cell office:value-type="string">
            <text:p>0b0011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1</text:p>
          </table:table-cell>
          <table:table-cell office:value-type="string">
            <text:p>0b01100</text:p>
          </table:table-cell>
          <table:table-cell office:value-type="string">
            <text:p>r1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 table:number-columns-spanned="3" table:number-rows-spanned="1">
            <text:p>address</text:p>
          </table:table-cell>
          <table:covered-table-cell table:number-columns-repeated="2" table:style-name="ce2"/>
          <table:table-cell table:number-columns-repeated="1011"/>
        </table:table-row>
        <table:table-row table:style-name="ro1">
          <table:table-cell office:value-type="string">
            <text:p>SLL</text:p>
          </table:table-cell>
          <table:table-cell office:value-type="string">
            <text:p>0b0011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2</text:p>
          </table:table-cell>
          <table:table-cell office:value-type="string">
            <text:p>0b01101</text:p>
          </table:table-cell>
          <table:table-cell office:value-type="string">
            <text:p>r12</text:p>
          </table:table-cell>
          <table:table-cell table:number-columns-repeated="1016"/>
        </table:table-row>
        <table:table-row table:style-name="ro1">
          <table:table-cell office:value-type="string">
            <text:p>SRL</text:p>
          </table:table-cell>
          <table:table-cell office:value-type="string">
            <text:p>0b0011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3</text:p>
          </table:table-cell>
          <table:table-cell office:value-type="string">
            <text:p>0b01110</text:p>
          </table:table-cell>
          <table:table-cell office:value-type="string">
            <text:p>r13</text:p>
          </table:table-cell>
          <table:table-cell table:number-columns-repeated="1016"/>
        </table:table-row>
        <table:table-row table:style-name="ro1">
          <table:table-cell office:value-type="string">
            <text:p>SRA</text:p>
          </table:table-cell>
          <table:table-cell office:value-type="string">
            <text:p>0b001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4</text:p>
          </table:table-cell>
          <table:table-cell office:value-type="string">
            <text:p>0b01111</text:p>
          </table:table-cell>
          <table:table-cell office:value-type="string">
            <text:p>r14</text:p>
          </table:table-cell>
          <table:table-cell table:number-columns-repeated="1016"/>
        </table:table-row>
        <table:table-row table:style-name="ro1">
          <table:table-cell office:value-type="string">
            <text:p>WAIT</text:p>
          </table:table-cell>
          <table:table-cell office:value-type="string">
            <text:p>0b111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5</text:p>
          </table:table-cell>
          <table:table-cell office:value-type="string">
            <text:p>0b10000</text:p>
          </table:table-cell>
          <table:table-cell office:value-type="string">
            <text:p>r15</text:p>
          </table:table-cell>
          <table:table-cell table:number-columns-repeated="1016"/>
        </table:table-row>
        <table:table-row table:style-name="ro1">
          <table:table-cell office:value-type="string">
            <text:p>MOVI</text:p>
          </table:table-cell>
          <table:table-cell office:value-type="string">
            <text:p>0b01010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6</text:p>
          </table:table-cell>
          <table:table-cell office:value-type="string">
            <text:p>0b10001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1">
          <table:table-cell office:value-type="string">
            <text:p>ADDI</text:p>
          </table:table-cell>
          <table:table-cell office:value-type="string">
            <text:p>0b01010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7</text:p>
          </table:table-cell>
          <table:table-cell office:value-type="string">
            <text:p>0b10010</text:p>
          </table:table-cell>
          <table:table-cell office:value-type="string">
            <text:p>r17</text:p>
          </table:table-cell>
          <table:table-cell table:number-columns-repeated="1016"/>
        </table:table-row>
        <table:table-row table:style-name="ro1">
          <table:table-cell office:value-type="string">
            <text:p>ANDI</text:p>
          </table:table-cell>
          <table:table-cell office:value-type="string">
            <text:p>0b01101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8</text:p>
          </table:table-cell>
          <table:table-cell office:value-type="string">
            <text:p>0b10011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1">
          <table:table-cell office:value-type="string">
            <text:p>ORI</text:p>
          </table:table-cell>
          <table:table-cell office:value-type="string">
            <text:p>0b01101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9</text:p>
          </table:table-cell>
          <table:table-cell office:value-type="string">
            <text:p>0b10100</text:p>
          </table:table-cell>
          <table:table-cell office:value-type="string">
            <text:p>r19</text:p>
          </table:table-cell>
          <table:table-cell table:number-columns-repeated="1016"/>
        </table:table-row>
        <table:table-row table:style-name="ro1">
          <table:table-cell office:value-type="string">
            <text:p>XORI</text:p>
          </table:table-cell>
          <table:table-cell office:value-type="string">
            <text:p>0b01110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20</text:p>
          </table:table-cell>
          <table:table-cell office:value-type="string">
            <text:p>0b10101</text:p>
          </table:table-cell>
          <table:table-cell office:value-type="string">
            <text:p>r20</text:p>
          </table:table-cell>
          <table:table-cell table:number-columns-repeated="1016"/>
        </table:table-row>
        <table:table-row table:style-name="ro1">
          <table:table-cell office:value-type="string">
            <text:p>SLLI</text:p>
          </table:table-cell>
          <table:table-cell office:value-type="string">
            <text:p>0b01110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Y_L</text:p>
          </table:table-cell>
          <table:table-cell office:value-type="string">
            <text:p>0b10110</text:p>
          </table:table-cell>
          <table:table-cell office:value-type="string">
            <text:p>y_L</text:p>
          </table:table-cell>
          <table:table-cell table:number-columns-repeated="1016"/>
        </table:table-row>
        <table:table-row table:style-name="ro1">
          <table:table-cell office:value-type="string">
            <text:p>SRLI</text:p>
          </table:table-cell>
          <table:table-cell office:value-type="string">
            <text:p>0b01111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Y_H</text:p>
          </table:table-cell>
          <table:table-cell office:value-type="string">
            <text:p>0b10111</text:p>
          </table:table-cell>
          <table:table-cell office:value-type="string">
            <text:p>y_H</text:p>
          </table:table-cell>
          <table:table-cell table:number-columns-repeated="1016"/>
        </table:table-row>
        <table:table-row table:style-name="ro1">
          <table:table-cell office:value-type="string">
            <text:p>SRAI</text:p>
          </table:table-cell>
          <table:table-cell office:value-type="string">
            <text:p>0b01111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Z_L</text:p>
          </table:table-cell>
          <table:table-cell office:value-type="string">
            <text:p>0b11000</text:p>
          </table:table-cell>
          <table:table-cell office:value-type="string">
            <text:p>z_L</text:p>
          </table:table-cell>
          <table:table-cell table:number-columns-repeated="1016"/>
        </table:table-row>
        <table:table-row table:style-name="ro1">
          <table:table-cell office:value-type="string">
            <text:p>JMP</text:p>
          </table:table-cell>
          <table:table-cell office:value-type="string">
            <text:p>0b10000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office:value-type="string">
            <text:p>RegZ_H</text:p>
          </table:table-cell>
          <table:table-cell office:value-type="string">
            <text:p>0b11001</text:p>
          </table:table-cell>
          <table:table-cell office:value-type="string">
            <text:p>z_H</text:p>
          </table:table-cell>
          <table:table-cell table:number-columns-repeated="1016"/>
        </table:table-row>
        <table:table-row table:style-name="ro1">
          <table:table-cell office:value-type="string">
            <text:p>JC</text:p>
          </table:table-cell>
          <table:table-cell office:value-type="string">
            <text:p>0b10000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C</text:p>
          </table:table-cell>
          <table:table-cell office:value-type="string">
            <text:p>0b10001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Z</text:p>
          </table:table-cell>
          <table:table-cell office:value-type="string">
            <text:p>0b10001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Z</text:p>
          </table:table-cell>
          <table:table-cell office:value-type="string">
            <text:p>0b10010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</text:p>
          </table:table-cell>
          <table:table-cell office:value-type="string">
            <text:p>0b10010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N</text:p>
          </table:table-cell>
          <table:table-cell office:value-type="string">
            <text:p>0b10011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 table:number-rows-repeated="16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27.06.2017</text:date>, <text:time>20:4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08:59.26</meta:creation-date>
    <dc:date>2017-06-27T20:41:16.17</dc:date>
    <meta:editing-duration>PT8H42M23S</meta:editing-duration>
    <meta:editing-cycles>51</meta:editing-cycles>
    <meta:generator>OpenOffice.org/3.4$Win32 OpenOffice.org_project/340m1$Build-9590</meta:generator>
    <meta:document-statistic meta:table-count="3" meta:cell-count="232" meta:object-count="0"/>
  </office:meta>
</office:document-meta>
</file>